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-width="0.3cm" draw:marker-start-center="false" draw:marker-end="Arrow_20_concave" draw:marker-end-width="0.19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9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P1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color="#609941" style:text-outline="false" style:text-line-through-style="none" style:text-line-through-type="none" style:font-name="Times New Roman" fo:font-size="24pt" fo:font-style="normal" fo:text-shadow="none" style:text-underline-style="none" fo:font-weight="bold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" style:family="text">
      <style:text-properties fo:color="#609941" style:text-outline="false" style:text-line-through-style="none" style:text-line-through-type="none" style:font-name="Bitstream Vera Sans" fo:font-size="9pt" fo:font-style="normal" fo:text-shadow="none" style:text-underline-style="none" fo:font-weight="bold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ellipse draw:style-name="gr1" draw:text-style-name="P1" draw:layer="layout" svg:width="1.999cm" svg:height="1.255cm" draw:transform="rotate (-3.14159265358979) translate (11.685cm 16.018cm)" draw:kind="arc" draw:start-angle="180.93" draw:end-angle="0.6">
            <text:p/>
          </draw:ellipse>
          <draw:ellipse draw:style-name="gr2" draw:text-style-name="P3" draw:layer="layout" svg:width="1.41cm" svg:height="0.685cm" svg:x="9.982cm" svg:y="14.522cm">
            <text:p text:style-name="P2"><text:span text:style-name="T1">+ 5</text:span></text:p>
          </draw:ellips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3T09:59:56.621822927</meta:creation-date>
    <dc:date>2018-03-13T10:00:30.257898498</dc:date>
    <meta:editing-duration>PT33S</meta:editing-duration>
    <meta:editing-cycles>1</meta:editing-cycles>
    <meta:document-statistic meta:object-count="3"/>
    <meta:generator>LibreOffice/6.0.0.3$MacOSX_X86_64 LibreOffice_project/64a0f66915f38c6217de274f0aa8e15618924765</meta:generator>
  </office:meta>
</office:document-meta>
</file>